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ddenHttpMethodFilter.doFilterInternal( HttpServletRequest request , HttpServletResponse response , FilterChain filterCha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iddenHttpMethodFilter.setMethodParam( String method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MethodRequestWrapper.HttpMethodRequestWrapper( HttpServletRequest request ,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MethodRequestWrapper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